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dd0e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91d6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ddc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7cb4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8bc34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ef7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26a69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df2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78909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cca67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8f2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dbdb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vie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Genres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Review</text:p>
          </table:table-cell>
          <table:covered-table-cell/>
          <table:table-cell/>
          <table:table-cell table:style-name="ce19" office:value-type="string" calcext:value-type="string" table:number-columns-spanned="2" table:number-rows-spanned="1">
            <text:p>Actor's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Skills</text:p>
          </table:table-cell>
          <table:covered-table-cell/>
          <table:table-cell table:number-columns-repeated="1007"/>
        </table:table-row>
        <table:table-row table:style-name="ro1">
          <table:table-cell table:style-name="ce2" office:value-type="string" calcext:value-type="string">
            <text:p>mv_id</text:p>
          </table:table-cell>
          <table:table-cell table:style-name="ce2" office:value-type="string" calcext:value-type="string">
            <text:p>mv_name</text:p>
          </table:table-cell>
          <table:table-cell/>
          <table:table-cell table:style-name="ce6" office:value-type="string" calcext:value-type="string">
            <text:p>ge_id</text:p>
          </table:table-cell>
          <table:table-cell table:style-name="ce6" office:value-type="string" calcext:value-type="string">
            <text:p>ge_types</text:p>
          </table:table-cell>
          <table:table-cell/>
          <table:table-cell table:style-name="ce6" office:value-type="string" calcext:value-type="string">
            <text:p>ur_id</text:p>
          </table:table-cell>
          <table:table-cell table:style-name="ce6" office:value-type="string" calcext:value-type="string">
            <text:p>ur_name</text:p>
          </table:table-cell>
          <table:table-cell/>
          <table:table-cell table:style-name="ce6" office:value-type="string" calcext:value-type="string">
            <text:p>re_id</text:p>
          </table:table-cell>
          <table:table-cell table:style-name="ce6" office:value-type="string" calcext:value-type="string">
            <text:p>re_comments</text:p>
          </table:table-cell>
          <table:table-cell/>
          <table:table-cell table:style-name="ce6" office:value-type="string" calcext:value-type="string">
            <text:p>ar_id</text:p>
          </table:table-cell>
          <table:table-cell table:style-name="ce6" office:value-type="string" calcext:value-type="string">
            <text:p>ar_name</text:p>
          </table:table-cell>
          <table:table-cell/>
          <table:table-cell table:style-name="ce6" office:value-type="string" calcext:value-type="string">
            <text:p>sk_id</text:p>
          </table:table-cell>
          <table:table-cell table:style-name="ce6" office:value-type="string" calcext:value-type="string">
            <text:p>sk_type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anji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venture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erson_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ery Enjoyabl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wayne johnso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restler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obbs &amp; Shaw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ctio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erson_2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aste of time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son Statha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inging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ivil War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edy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erson_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I Really Like It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Robert Downey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tunts</text:p>
          </table:table-cell>
          <table:table-cell table:number-columns-repeated="100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hoom 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cience_Fictio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erson_4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Very Amusing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rithik Rosha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KickBoxing</text:p>
          </table:table-cell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ngers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hriller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erson_5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Great fun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ChrisHemsworth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ood_Acting</text:p>
          </table:table-cell>
          <table:table-cell table:number-columns-repeated="100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War</text:p>
          </table:table-cell>
          <table:table-cell table:number-columns-repeated="10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hris Evans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ance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2" table:number-rows-spanned="1">
            <text:p>Movie_Media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Movie_Genre</text:p>
          </table:table-cell>
          <table:covered-table-cell/>
          <table:table-cell/>
          <table:table-cell table:style-name="ce15" office:value-type="string" calcext:value-type="string" table:number-columns-spanned="3" table:number-rows-spanned="1">
            <text:p>Movie_Review</text:p>
          </table:table-cell>
          <table:covered-table-cell table:number-columns-repeated="2"/>
          <table:table-cell table:number-columns-repeated="3"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Tom Holland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Drawing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mv_id</text:p>
          </table:table-cell>
          <table:table-cell table:style-name="ce6" office:value-type="string" calcext:value-type="string">
            <text:p>mv_media</text:p>
          </table:table-cell>
          <table:table-cell/>
          <table:table-cell table:style-name="ce6" office:value-type="string" calcext:value-type="string">
            <text:p>mv_id</text:p>
          </table:table-cell>
          <table:table-cell table:style-name="ce6" office:value-type="string" calcext:value-type="string">
            <text:p>ge_id</text:p>
          </table:table-cell>
          <table:table-cell/>
          <table:table-cell table:style-name="ce6" office:value-type="string" calcext:value-type="string">
            <text:p>mv_id</text:p>
          </table:table-cell>
          <table:table-cell table:style-name="ce6" office:value-type="string" calcext:value-type="string">
            <text:p>ur_id</text:p>
          </table:table-cell>
          <table:table-cell table:style-name="ce6" office:value-type="string" calcext:value-type="string">
            <text:p>re_id</text:p>
          </table:table-cell>
          <table:table-cell table:number-columns-repeated="6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ymnastics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_Teaser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_Trail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21" office:value-type="string" calcext:value-type="string" table:number-columns-spanned="2" table:number-rows-spanned="1">
            <text:p>Actor_Skills</text:p>
          </table:table-cell>
          <table:covered-table-cell/>
          <table:table-cell/>
          <table:table-cell table:style-name="ce5" office:value-type="string" calcext:value-type="string" table:number-columns-spanned="3" table:number-rows-spanned="1">
            <text:p>Actor_Role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_Trailers</text:p>
          </table:table-cell>
          <table:table-cell/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ar_id</text:p>
          </table:table-cell>
          <table:table-cell table:style-name="ce6" office:value-type="string" calcext:value-type="string">
            <text:p>sk_id</text:p>
          </table:table-cell>
          <table:table-cell/>
          <table:table-cell table:style-name="ce6" office:value-type="string" calcext:value-type="string">
            <text:p>mv_id</text:p>
          </table:table-cell>
          <table:table-cell table:style-name="ce6" office:value-type="string" calcext:value-type="string">
            <text:p>ar_id</text:p>
          </table:table-cell>
          <table:table-cell table:style-name="ce6" office:value-type="string" calcext:value-type="string">
            <text:p>ar_role</text:p>
          </table:table-cell>
          <table:table-cell table:number-columns-repeated="100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_Teaser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avestone</text:p>
          </table:table-cell>
          <table:table-cell table:number-columns-repeated="100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_Trailers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uke Hobbs</text:p>
          </table:table-cell>
          <table:table-cell table:number-columns-repeated="100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2_Trail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ckard Shaw</text:p>
          </table:table-cell>
          <table:table-cell table:number-columns-repeated="100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_Trailers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ron man</text:p>
          </table:table-cell>
          <table:table-cell table:number-columns-repeated="100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_Post_scene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ron man</text:p>
          </table:table-cell>
          <table:table-cell table:number-columns-repeated="100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_Teaser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ryan Singh</text:p>
          </table:table-cell>
          <table:table-cell table:number-columns-repeated="100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2_Trailers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abir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hor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number-columns-repeated="2" table:style-name="ce8"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22"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aptainAmerica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pider Man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hor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aptainAmerica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pider Man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Dev/6.0.5.2$Linux_X86_64 LibreOffice_project/</meta:generator>
  </office:meta>
</office:document-meta>
</file>